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40" style:family="paragraph" style:parent-style-name="Heading_20_4">
      <style:paragraph-properties fo:margin-left="0.5in" fo:margin-right="0in" fo:margin-top="0.1665in" fo:margin-bottom="0.028in" loext:contextual-spacing="false" fo:line-height="100%" fo:keep-together="auto" fo:text-indent="-0.25in" style:auto-text-indent="false" fo:keep-with-next="auto"/>
    </style:style>
    <style:style style:name="P41" style:family="paragraph" style:parent-style-name="Heading_20_3">
      <style:paragraph-properties fo:margin-left="0.5in" fo:margin-right="0in" fo:margin-top="0.1945in" fo:margin-bottom="0.0555in" loext:contextual-spacing="false" fo:line-height="100%" fo:keep-together="auto" fo:text-indent="-0.25in" style:auto-text-indent="false" fo:keep-with-next="auto"/>
    </style:style>
    <style:style style:name="P42" style:family="paragraph" style:parent-style-name="Heading_20_2">
      <style:paragraph-properties fo:margin-left="0.5in" fo:margin-right="0in" fo:margin-top="0.25in" fo:margin-bottom="0.0555in" loext:contextual-spacing="false" fo:line-height="100%" fo:keep-together="auto" fo:text-indent="-0.25in" style:auto-text-indent="false" fo:keep-with-next="auto"/>
    </style:style>
    <style:style style:name="P43" style:family="paragraph" style:parent-style-name="Heading_20_2" style:master-page-name="Standard">
      <style:paragraph-properties fo:margin-left="0.5in" fo:margin-right="0in" fo:margin-top="0.25in" fo:margin-bottom="0.0555in" loext:contextual-spacing="false" fo:line-height="100%" fo:text-align="center" style:justify-single-word="false" fo:keep-together="auto" fo:text-indent="-0.25in" style:auto-text-indent="false" style:page-number="1" fo:keep-with-next="auto"/>
    </style:style>
    <style:style style:name="T1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7pt" fo:font-weight="bold" fo:background-color="#fce5cd" loext:char-shading-value="0" style:font-size-asian="17pt" style:font-weight-asian="bold" style:font-size-complex="17pt"/>
    </style:style>
    <style:style style:name="T4" style:family="text">
      <style:text-properties fo:color="#000000" fo:font-size="13pt" fo:font-weight="bold" style:font-size-asian="13pt" style:font-weight-asian="bold" style:font-size-complex="13pt"/>
    </style:style>
    <style:style style:name="T5" style:family="text">
      <style:text-properties fo:color="#000000" fo:font-size="11pt" fo:font-weight="bold" style:font-size-asian="11pt" style:font-weight-asian="bold" style:font-size-complex="11pt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bookmark text:name="_rxlkqq338w8d"/><text:span text:style-name="T1">DOCUMENTAZIONE SU 2D RACING CAR</text:span></text:p>
      <text:p text:style-name="Standard"/>
      <text:p text:style-name="P42"><text:bookmark text:name="_33iuxcmqe8mi"/><text:span text:style-name="T2">Di Cosa Si Tratta Questo Gioco?</text:span></text:p>
      <text:p text:style-name="P1">Questo gioco è un divertente gioco di corse multiplayer in 2D in cui i giocatori si sfidano su una pista. L'obiettivo è arrivare per primi al traguardo evitando gli ostacoli. I giocatori controllano le loro auto usando un volante interattivo sullo schermo, rendendo il gioco più realistico e divertente.</text:p>
      <text:p text:style-name="P42"><text:bookmark text:name="_yqwsrbgc1ghk"/><text:span text:style-name="T2">Quali Tecnologie e Strumenti Useremo?</text:span></text:p>
      <text:p text:style-name="P41"><text:bookmark text:name="_hoib5afc3wz"/><text:span text:style-name="T4">1. Backend (Lato Server)</text:span></text:p>
      <text:p text:style-name="P40"><text:bookmark text:name="_bisqnrd04x5j"/><text:span text:style-name="T5">Node.js</text:span></text:p>
      <text:list xml:id="list3053168213" text:style-name="WWNum13">
        <text:list-item>
          <text:p text:style-name="P2"><text:span text:style-name="T6">Cos'è</text:span>: Node.js è uno strumento che permette di eseguire JavaScript sul server, ovvero il computer che gestisce il gioco.</text:p>
        </text:list-item>
        <text:list-item>
          <text:p text:style-name="P20"><text:span text:style-name="T6">Perché ne abbiamo bisogno</text:span>: Gestisce le connessioni tra i giocatori e assicura che tutto funzioni senza ritardi.</text:p>
        </text:list-item>
      </text:list>
      <text:p text:style-name="P40"><text:bookmark text:name="_o596epstgm0h"/><text:span text:style-name="T5">Express.js</text:span></text:p>
      <text:list xml:id="list1241616107" text:style-name="WWNum9">
        <text:list-item>
          <text:p text:style-name="P3"><text:span text:style-name="T6">Cos'è</text:span>: Express.js è una libreria che aiuta a impostare il server e gestire le risposte alle richieste dei browser dei giocatori.</text:p>
        </text:list-item>
        <text:list-item>
          <text:p text:style-name="P21"><text:span text:style-name="T6">Perché ne abbiamo bisogno</text:span>: Organizza e facilita la gestione delle richieste per servire i file del gioco.</text:p>
        </text:list-item>
      </text:list>
      <text:p text:style-name="P40"><text:bookmark text:name="_oizjy08wf94r"/><text:span text:style-name="T5">Socket.io</text:span></text:p>
      <text:list xml:id="list1118043645" text:style-name="WWNum15">
        <text:list-item>
          <text:p text:style-name="P4"><text:span text:style-name="T6">Cos'è</text:span>: Socket.io è una libreria che consente la comunicazione in tempo reale tra il server e i browser dei giocatori.</text:p>
        </text:list-item>
        <text:list-item>
          <text:p text:style-name="P22"><text:span text:style-name="T6">Perché ne abbiamo bisogno</text:span>: Permette di inviare aggiornamenti di gioco (come la posizione dell'auto) in tempo reale, così i giocatori vedono l'azione live.</text:p>
        </text:list-item>
      </text:list>
      <text:p text:style-name="P41"><text:bookmark text:name="_ct2g7h9vqhvv"/><text:span text:style-name="T4">2. Frontend (Lato Client)</text:span></text:p>
      <text:p text:style-name="P40"><text:bookmark text:name="_vabdwik1koa8"/><text:span text:style-name="T5">HTML5</text:span></text:p>
      <text:list xml:id="list1012253088" text:style-name="WWNum18">
        <text:list-item>
          <text:p text:style-name="P5"><text:span text:style-name="T6">Cos'è</text:span>: HTML è il linguaggio di base per costruire la struttura di una pagina web.</text:p>
        </text:list-item>
        <text:list-item>
          <text:p text:style-name="P23"><text:span text:style-name="T6">Perché ne abbiamo bisogno</text:span>: Crea lo spazio in cui viene visualizzato il gioco, come il canvas dove avviene la gara.</text:p>
        </text:list-item>
      </text:list>
      <text:p text:style-name="P40"><text:bookmark text:name="_qizrjtrtvdcl"/><text:span text:style-name="T5">CSS</text:span></text:p>
      <text:list xml:id="list3345316052" text:style-name="WWNum12">
        <text:list-item>
          <text:p text:style-name="P6"><text:span text:style-name="T6">Cos'è</text:span>: CSS è il linguaggio usato per rendere il gioco più bello e ben organizzato.</text:p>
        </text:list-item>
        <text:list-item>
          <text:p text:style-name="P24"><text:span text:style-name="T6">Perché ne abbiamo bisogno</text:span>: Stila l'interfaccia del gioco, assicurando che il volante, la pista e gli altri elementi siano ben progettati.</text:p>
        </text:list-item>
      </text:list>
      <text:p text:style-name="P40"><text:bookmark text:name="_kc3agxjqzyp3"/><text:span text:style-name="T5">JavaScript</text:span></text:p>
      <text:list xml:id="list2453386539" text:style-name="WWNum8">
        <text:list-item>
          <text:p text:style-name="P7"><text:span text:style-name="T6">Cos'è</text:span>: JavaScript è il linguaggio principale usato per rendere il gioco interattivo.</text:p>
        </text:list-item>
        <text:list-item>
          <text:p text:style-name="P25"><text:span text:style-name="T6">Perché ne abbiamo bisogno</text:span>: Gestisce la logica del gioco (come il movimento dell'auto), le animazioni e le interazioni, come la rotazione del volante.</text:p>
        </text:list-item>
      </text:list>
      <text:p text:style-name="P41"><text:bookmark text:name="_se7fqjndrd67"/><text:soft-page-break/><text:span text:style-name="T4">3. Volante Interattivo</text:span></text:p>
      <text:list xml:id="list223914797" text:style-name="WWNum4">
        <text:list-item>
          <text:p text:style-name="P8"><text:span text:style-name="T6">Cos'è</text:span>: Un volante interattivo sullo schermo che i giocatori possono usare per girare l'auto a sinistra o a destra.</text:p>
        </text:list-item>
        <text:list-item>
          <text:p text:style-name="P26"><text:span text:style-name="T6">Perché ne abbiamo bisogno</text:span>: Rende il controllo dell'auto più divertente e realistico, come se si stesse guidando un'auto vera.</text:p>
        </text:list-item>
      </text:list>
      <text:p text:style-name="P42"><text:bookmark text:name="_ltjc39hh3yok"/><text:span text:style-name="T2">Come Funziona il Gioco?</text:span></text:p>
      <text:p text:style-name="P41"><text:bookmark text:name="_hvfhko18yujn"/><text:span text:style-name="T4">1. Inizio del Gioco</text:span></text:p>
      <text:list xml:id="list4006005685" text:style-name="WWNum6">
        <text:list-item>
          <text:p text:style-name="P9"><text:span text:style-name="T6">Lato Client</text:span>: Il browser del giocatore carica il gioco, mostrando la pista, l'auto e il volante.</text:p>
        </text:list-item>
        <text:list-item>
          <text:p text:style-name="P27"><text:span text:style-name="T6">Lato Server</text:span>: Il server è pronto per gestire più giocatori, assicurandosi che tutti siano connessi e pronti a partire.</text:p>
        </text:list-item>
      </text:list>
      <text:p text:style-name="P41"><text:bookmark text:name="_ldpmk0jxwua7"/><text:span text:style-name="T4">2. Controllo dell'Auto</text:span></text:p>
      <text:list xml:id="list319481765" text:style-name="WWNum10">
        <text:list-item>
          <text:p text:style-name="P10"><text:span text:style-name="T6">Usando il Volante</text:span>:</text:p>
          <text:list>
            <text:list-item>
              <text:p text:style-name="P37">Il volante è una parte interattiva sullo schermo che i giocatori possono cliccare e trascinare per girare.</text:p>
            </text:list-item>
            <text:list-item>
              <text:p text:style-name="P37">Quando i giocatori muovono il volante, la direzione dell'auto cambia.</text:p>
            </text:list-item>
            <text:list-item>
              <text:p text:style-name="P38">Queste informazioni vengono inviate al server in tempo reale, in modo che tutti i giocatori vedano le auto muoversi correttamente.</text:p>
            </text:list-item>
          </text:list>
        </text:list-item>
      </text:list>
      <text:p text:style-name="P41"><text:bookmark text:name="_twy4nqatki83"/><text:span text:style-name="T4">3. Comunicazione in Tempo Reale</text:span></text:p>
      <text:list xml:id="list875682151" text:style-name="WWNum3">
        <text:list-item>
          <text:p text:style-name="P11"><text:span text:style-name="T6">Cosa Fa</text:span>: Quando un giocatore muove la sua auto o gira il volante, queste informazioni vengono inviate istantaneamente al server e poi trasmesse a tutti gli altri giocatori.</text:p>
        </text:list-item>
        <text:list-item>
          <text:p text:style-name="P28"><text:span text:style-name="T6">Perché è Importante</text:span>: Garantisce che il gioco sia sincronizzato, in modo che tutti vedano le azioni dei giocatori in tempo reale.</text:p>
        </text:list-item>
      </text:list>
      <text:p text:style-name="P41"><text:bookmark text:name="_pnmxhjedf9g"/><text:span text:style-name="T4">4. Grafica e Animazioni del Gioco</text:span></text:p>
      <text:list xml:id="list4029075501" text:style-name="WWNum2">
        <text:list-item>
          <text:p text:style-name="P12"><text:span text:style-name="T6">Disegno sul Canvas</text:span>: L'API Canvas di JavaScript è usata per disegnare e muovere la pista, le auto e gli ostacoli.</text:p>
        </text:list-item>
        <text:list-item>
          <text:p text:style-name="P29"><text:span text:style-name="T6">Rendere il Gioco Fluido</text:span>: JavaScript gestisce le animazioni, facendo muovere l'auto in modo fluido sullo schermo.</text:p>
        </text:list-item>
      </text:list>
      <text:p text:style-name="P41"><text:bookmark text:name="_mxf9z1uaqyha"/><text:span text:style-name="T4">5. Rilevamento delle Collisioni</text:span></text:p>
      <text:list xml:id="list2893877909" text:style-name="WWNum7">
        <text:list-item>
          <text:p text:style-name="P13"><text:span text:style-name="T6">Cos'è</text:span>: Il gioco controlla se l'auto colpisce un ostacolo o esce dalla pista.</text:p>
        </text:list-item>
        <text:list-item>
          <text:p text:style-name="P30"><text:span text:style-name="T6">Perché è Necessario</text:span>: Per mantenere il gioco corretto e divertente, assicurandosi che le auto non possano andare ovunque senza conseguenze.</text:p>
        </text:list-item>
      </text:list>
      <text:p text:style-name="P41"><text:bookmark text:name="_wvg59nxw22x"/><text:span text:style-name="T4">6. Vincere il Gioco</text:span></text:p>
      <text:list xml:id="list3234240227" text:style-name="WWNum14">
        <text:list-item>
          <text:p text:style-name="P14"><text:span text:style-name="T6">Cosa Succede</text:span>: La prima auto che attraversa il traguardo vince.</text:p>
        </text:list-item>
        <text:list-item>
          <text:p text:style-name="P31"><text:span text:style-name="T6">Come lo Sappiamo</text:span>: Il server tiene traccia della posizione di ciascuna auto e annuncia il vincitore quando qualcuno arriva al traguardo.</text:p>
        </text:list-item>
      </text:list>
      <text:p text:style-name="P42"><text:bookmark text:name="_vygy627qyfwq"/><text:span text:style-name="T2">Esperienza dell'Utente</text:span></text:p>
      <text:p text:style-name="P41"><text:bookmark text:name="_c996c1dcebq7"/><text:span text:style-name="T4">1. Come i Giocatori Interagiscono</text:span></text:p>
      <text:list xml:id="list954155123" text:style-name="WWNum1">
        <text:list-item>
          <text:p text:style-name="P15"><text:soft-page-break/><text:span text:style-name="T6">Volante</text:span>: I giocatori possono girare il volante sullo schermo per controllare la direzione dell'auto.</text:p>
        </text:list-item>
        <text:list-item>
          <text:p text:style-name="P32"><text:span text:style-name="T6">Animazioni Fluide</text:span>: Il gioco si aggiorna rapidamente, offrendo un'esperienza piacevole e reattiva.</text:p>
        </text:list-item>
      </text:list>
      <text:p text:style-name="P41"><text:bookmark text:name="_azr2f0sfdyl1"/><text:span text:style-name="T4">2. Come Appare il Gioco</text:span></text:p>
      <text:list xml:id="list1044022101" text:style-name="WWNum17">
        <text:list-item>
          <text:p text:style-name="P16"><text:span text:style-name="T6">Design Adattabile</text:span>: Il gioco è progettato per funzionare bene su vari dispositivi (computer, tablet, telefoni).</text:p>
        </text:list-item>
        <text:list-item>
          <text:p text:style-name="P33"><text:span text:style-name="T6">Layout Semplice e Divertente</text:span>: Il CSS assicura che tutto abbia un aspetto gradevole e il gioco sia facile da usare.</text:p>
        </text:list-item>
      </text:list>
      <text:p text:style-name="P42"><text:bookmark text:name="_i4c8r64ma695"/><text:span text:style-name="T3">Sfide </text:span></text:p>
      <text:p text:style-name="P41"><text:bookmark text:name="_1scewna0j25y"/><text:span text:style-name="T4">1. Prestazioni in Tempo Reale</text:span></text:p>
      <text:list xml:id="list788194198" text:style-name="WWNum16">
        <text:list-item>
          <text:p text:style-name="P17"><text:span text:style-name="T6">Problema</text:span>: Potrebbero esserci lievi ritardi dovuti alla velocità della rete.</text:p>
        </text:list-item>
        <text:list-item>
          <text:p text:style-name="P34"><text:span text:style-name="T6">Soluzione</text:span>: Utilizzare tecniche intelligenti per prevedere i movimenti e far sembrare il gioco in tempo reale.</text:p>
        </text:list-item>
      </text:list>
      <text:p text:style-name="P41"><text:bookmark text:name="_ji4pombhmpvv"/><text:span text:style-name="T4">2. Controllo del Volante</text:span></text:p>
      <text:list xml:id="list3792762034" text:style-name="WWNum5">
        <text:list-item>
          <text:p text:style-name="P18"><text:span text:style-name="T6">Problema</text:span>: Far rispondere l'auto in modo naturale ai movimenti del volante.</text:p>
        </text:list-item>
        <text:list-item>
          <text:p text:style-name="P35"><text:span text:style-name="T6">Soluzione</text:span>: Assicurarsi che la direzione dell'auto corrisponda ai movimenti del volante per un'esperienza di guida fluida.</text:p>
        </text:list-item>
      </text:list>
      <text:p text:style-name="P41"><text:bookmark text:name="_9ccjwjfixkgn"/><text:span text:style-name="T4">3. Ottimizzazione delle Prestazioni</text:span></text:p>
      <text:list xml:id="list1237400790" text:style-name="WWNum11">
        <text:list-item>
          <text:p text:style-name="P19"><text:span text:style-name="T6">Problema</text:span>: Garantire che il gioco funzioni senza problemi anche quando ci sono molti giocatori connessi.</text:p>
        </text:list-item>
        <text:list-item>
          <text:p text:style-name="P36"><text:span text:style-name="T6">Soluzione</text:span>: Ottimizzare come il gioco si aggiorna e utilizza le risorse per evitare ritardi.</text:p>
        </text:list-item>
      </text:list>
      <text:p text:style-name="P39"/>
      <text:p text:style-name="P3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5" meta:word-count="814" meta:character-count="4990" meta:non-whitespace-character-count="4278"/>
    <meta:generator>LibreOfficeDev/6.0.5.2$Linux_X86_64 LibreOffice_project/</meta:generator>
  </office:meta>
</office:document-meta>
</file>